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42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Weak Scaling: 1 point per thr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umber of points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160000" calcext:value-type="float">
            <text:p>160000</text:p>
          </table:table-cell>
          <table:table-cell office:value-type="float" office:value="320000" calcext:value-type="float">
            <text:p>320000</text:p>
          </table:table-cell>
          <table:table-cell office:value-type="float" office:value="640000" calcext:value-type="float">
            <text:p>640000</text:p>
          </table:table-cell>
          <table:table-cell/>
        </table:table-row>
        <table:table-row table:style-name="ro1">
          <table:table-cell office:value-type="string" calcext:value-type="string">
            <text:p>Time (s)</text:p>
          </table:table-cell>
          <table:table-cell office:value-type="float" office:value="5.150253" calcext:value-type="float">
            <text:p>5.150253</text:p>
          </table:table-cell>
          <table:table-cell office:value-type="float" office:value="5.334522" calcext:value-type="float">
            <text:p>5.334522</text:p>
          </table:table-cell>
          <table:table-cell office:value-type="float" office:value="5.56897" calcext:value-type="float">
            <text:p>5.56897</text:p>
          </table:table-cell>
          <table:table-cell office:value-type="float" office:value="6.212595" calcext:value-type="float">
            <text:p>6.212595</text:p>
          </table:table-cell>
          <table:table-cell office:value-type="float" office:value="7.27669" calcext:value-type="float">
            <text:p>7.27669</text:p>
          </table:table-cell>
          <table:table-cell office:value-type="float" office:value="9.324087" calcext:value-type="float">
            <text:p>9.324087</text:p>
          </table:table-cell>
          <table:table-cell office:value-type="float" office:value="13.882712" calcext:value-type="float">
            <text:p>13.882712</text:p>
          </table:table-cell>
          <table:table-cell/>
        </table:table-row>
        <table:table-row table:style-name="ro1">
          <table:table-cell office:value-type="string" calcext:value-type="string">
            <text:p>Work down per thread</text:p>
          </table:table-cell>
          <table:table-cell table:formula="of:=[.B2]/[.B3]" office:value-type="float" office:value="1941.65218679548" calcext:value-type="float">
            <text:p>1941.6521867955</text:p>
          </table:table-cell>
          <table:table-cell table:formula="of:=[.C2]/[.C3]" office:value-type="float" office:value="3749.16440498324" calcext:value-type="float">
            <text:p>3749.1644049832</text:p>
          </table:table-cell>
          <table:table-cell table:formula="of:=[.D2]/[.D3]" office:value-type="float" office:value="7182.65675699456" calcext:value-type="float">
            <text:p>7182.6567569946</text:p>
          </table:table-cell>
          <table:table-cell table:formula="of:=[.E2]/[.E3]" office:value-type="float" office:value="12877.0666685982" calcext:value-type="float">
            <text:p>12877.0666685982</text:p>
          </table:table-cell>
          <table:table-cell table:formula="of:=[.F2]/[.F3]" office:value-type="float" office:value="21988.0192779959" calcext:value-type="float">
            <text:p>21988.0192779959</text:p>
          </table:table-cell>
          <table:table-cell table:formula="of:=[.G2]/[.G3]" office:value-type="float" office:value="34319.7140910418" calcext:value-type="float">
            <text:p>34319.7140910418</text:p>
          </table:table-cell>
          <table:table-cell table:formula="of:=[.H2]/[.H3]" office:value-type="float" office:value="46100.5025531035" calcext:value-type="float">
            <text:p>46100.5025531035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trong Scaling: 640000 points 120 centroids 40 dimen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umber of threads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160000" calcext:value-type="float">
            <text:p>160000</text:p>
          </table:table-cell>
          <table:table-cell office:value-type="float" office:value="320000" calcext:value-type="float">
            <text:p>320000</text:p>
          </table:table-cell>
          <table:table-cell office:value-type="float" office:value="640000" calcext:value-type="float">
            <text:p>640000</text:p>
          </table:table-cell>
          <table:table-cell/>
        </table:table-row>
        <table:table-row table:style-name="ro1">
          <table:table-cell office:value-type="string" calcext:value-type="string">
            <text:p>Time (s)</text:p>
          </table:table-cell>
          <table:table-cell office:value-type="float" office:value="14.968109" calcext:value-type="float">
            <text:p>14.968109</text:p>
          </table:table-cell>
          <table:table-cell office:value-type="float" office:value="14.739549" calcext:value-type="float">
            <text:p>14.739549</text:p>
          </table:table-cell>
          <table:table-cell office:value-type="float" office:value="14.083437" calcext:value-type="float">
            <text:p>14.083437</text:p>
          </table:table-cell>
          <table:table-cell office:value-type="float" office:value="13.965568" calcext:value-type="float">
            <text:p>13.965568</text:p>
          </table:table-cell>
          <table:table-cell office:value-type="float" office:value="13.923301" calcext:value-type="float">
            <text:p>13.923301</text:p>
          </table:table-cell>
          <table:table-cell office:value-type="float" office:value="13.901065" calcext:value-type="float">
            <text:p>13.901065</text:p>
          </table:table-cell>
          <table:table-cell office:value-type="float" office:value="13.893361" calcext:value-type="float">
            <text:p>13.893361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Number of points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160000" calcext:value-type="float">
            <text:p>160000</text:p>
          </table:table-cell>
          <table:table-cell office:value-type="float" office:value="320000" calcext:value-type="float">
            <text:p>320000</text:p>
          </table:table-cell>
          <table:table-cell office:value-type="float" office:value="640000" calcext:value-type="float">
            <text:p>640000</text:p>
          </table:table-cell>
        </table:table-row>
        <table:table-row table:style-name="ro1">
          <table:table-cell office:value-type="string" calcext:value-type="string">
            <text:p>Time (s)</text:p>
          </table:table-cell>
          <table:table-cell office:value-type="string" calcext:value-type="string">
            <text:p>sequential</text:p>
          </table:table-cell>
          <table:table-cell office:value-type="float" office:value="13.342232" calcext:value-type="float">
            <text:p>13.342232</text:p>
          </table:table-cell>
          <table:table-cell office:value-type="float" office:value="26.397233" calcext:value-type="float">
            <text:p>26.397233</text:p>
          </table:table-cell>
          <table:table-cell office:value-type="float" office:value="52.528985" calcext:value-type="float">
            <text:p>52.528985</text:p>
          </table:table-cell>
          <table:table-cell office:value-type="float" office:value="105.077747" calcext:value-type="float">
            <text:p>105.077747</text:p>
          </table:table-cell>
          <table:table-cell office:value-type="float" office:value="210.116223" calcext:value-type="float">
            <text:p>210.116223</text:p>
          </table:table-cell>
          <table:table-cell office:value-type="float" office:value="420.287315" calcext:value-type="float">
            <text:p>420.287315</text:p>
          </table:table-cell>
          <table:table-cell office:value-type="float" office:value="840.63679" calcext:value-type="float">
            <text:p>840.63679</text:p>
          </table:table-cell>
        </table:table-row>
        <table:table-row table:style-name="ro1">
          <table:table-cell/>
          <table:table-cell office:value-type="string" calcext:value-type="string">
            <text:p>parallel v1</text:p>
          </table:table-cell>
          <table:table-cell office:value-type="float" office:value="5.150253" calcext:value-type="float">
            <text:p>5.150253</text:p>
          </table:table-cell>
          <table:table-cell office:value-type="float" office:value="5.334522" calcext:value-type="float">
            <text:p>5.334522</text:p>
          </table:table-cell>
          <table:table-cell office:value-type="float" office:value="5.56897" calcext:value-type="float">
            <text:p>5.56897</text:p>
          </table:table-cell>
          <table:table-cell office:value-type="float" office:value="6.212595" calcext:value-type="float">
            <text:p>6.212595</text:p>
          </table:table-cell>
          <table:table-cell office:value-type="float" office:value="7.27669" calcext:value-type="float">
            <text:p>7.27669</text:p>
          </table:table-cell>
          <table:table-cell office:value-type="float" office:value="9.324087" calcext:value-type="float">
            <text:p>9.324087</text:p>
          </table:table-cell>
          <table:table-cell office:value-type="float" office:value="13.882712" calcext:value-type="float">
            <text:p>13.882712</text:p>
          </table:table-cell>
        </table:table-row>
        <table:table-row table:style-name="ro1">
          <table:table-cell/>
          <table:table-cell office:value-type="string" calcext:value-type="string">
            <text:p>parallel v2</text:p>
          </table:table-cell>
          <table:table-cell office:value-type="float" office:value="26.736944" calcext:value-type="float">
            <text:p>26.736944</text:p>
          </table:table-cell>
          <table:table-cell office:value-type="float" office:value="48.478513" calcext:value-type="float">
            <text:p>48.478513</text:p>
          </table:table-cell>
          <table:table-cell office:value-type="float" office:value="94.472351" calcext:value-type="float">
            <text:p>94.472351</text:p>
          </table:table-cell>
          <table:table-cell office:value-type="float" office:value="176.851854" calcext:value-type="float">
            <text:p>176.851854</text:p>
          </table:table-cell>
          <table:table-cell office:value-type="float" office:value="359.944085" calcext:value-type="float">
            <text:p>359.944085</text:p>
          </table:table-cell>
          <table:table-cell office:value-type="float" office:value="714.170201" calcext:value-type="float">
            <text:p>714.170201</text:p>
          </table:table-cell>
          <table:table-cell office:value-type="float" office:value="1383.423148" calcext:value-type="float">
            <text:p>1383.423148</text:p>
          </table:table-cell>
        </table:table-row>
        <table:table-row table:style-name="ro1">
          <table:table-cell/>
          <table:table-cell office:value-type="string" calcext:value-type="string">
            <text:p>parallel v4</text:p>
          </table:table-cell>
          <table:table-cell office:value-type="float" office:value="7.359736" calcext:value-type="float">
            <text:p>7.359736</text:p>
          </table:table-cell>
          <table:table-cell office:value-type="float" office:value="9.639442" calcext:value-type="float">
            <text:p>9.639442</text:p>
          </table:table-cell>
          <table:table-cell office:value-type="float" office:value="15.050748" calcext:value-type="float">
            <text:p>15.050748</text:p>
          </table:table-cell>
          <table:table-cell office:value-type="float" office:value="25.275221" calcext:value-type="float">
            <text:p>25.275221</text:p>
          </table:table-cell>
          <table:table-cell office:value-type="float" office:value="45.089806" calcext:value-type="float">
            <text:p>45.089806</text:p>
          </table:table-cell>
          <table:table-cell office:value-type="float" office:value="78.7207" calcext:value-type="float">
            <text:p>78.7207</text:p>
          </table:table-cell>
          <table:table-cell office:value-type="float" office:value="150.920334" calcext:value-type="float">
            <text:p>150.9203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2">00/00/0000</text:date>, <text:time style:data-style-name="N2" text:time-value="01:20:36.6024439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1T21:22:43.709854246</meta:creation-date>
    <dc:date>2015-05-12T03:15:29.154831573</dc:date>
    <meta:editing-duration>PT3H50M31S</meta:editing-duration>
    <meta:editing-cycles>6</meta:editing-cycles>
    <meta:generator>LibreOffice/4.2.8.2$Linux_X86_64 LibreOffice_project/420m0$Build-2</meta:generator>
    <meta:document-statistic meta:table-count="1" meta:cell-count="83" meta:object-count="0"/>
  </office:meta>
</office:document-meta>
</file>